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4">
      <style:paragraph-properties fo:margin-top="0cm" fo:margin-bottom="0cm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5">
      <style:paragraph-properties fo:margin-top="0cm" fo:margin-bottom="0cm" style:contextual-spacing="false"/>
    </style:style>
    <style:style style:name="P29" style:family="paragraph" style:parent-style-name="Text_20_body" style:list-style-name="L16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7"/>
    <style:style style:name="P32" style:family="paragraph" style:parent-style-name="Text_20_body" style:list-style-name="L17">
      <style:paragraph-properties fo:margin-top="0cm" fo:margin-bottom="0cm" style:contextual-spacing="false"/>
    </style:style>
    <style:style style:name="P33" style:family="paragraph" style:parent-style-name="Text_20_body" style:list-style-name="L18"/>
    <style:style style:name="P34" style:family="paragraph" style:parent-style-name="Text_20_body" style:list-style-name="L18">
      <style:paragraph-properties fo:margin-top="0cm" fo:margin-bottom="0cm" style:contextual-spacing="false"/>
    </style:style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cm" fo:margin-bottom="0cm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cm" fo:margin-bottom="0cm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1">
      <style:paragraph-properties fo:margin-top="0cm" fo:margin-bottom="0cm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2">
      <style:paragraph-properties fo:margin-top="0cm" fo:margin-bottom="0cm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cm" fo:margin-bottom="0cm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6">
      <style:paragraph-properties fo:margin-top="0cm" fo:margin-bottom="0cm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/>
    <style:style style:name="P66" style:family="paragraph" style:parent-style-name="Text_20_body" style:list-style-name="L34">
      <style:paragraph-properties fo:margin-top="0cm" fo:margin-bottom="0cm" style:contextual-spacing="false"/>
    </style:style>
    <style:style style:name="P67" style:family="paragraph" style:parent-style-name="Text_20_body" style:list-style-name="L35"/>
    <style:style style:name="P68" style:family="paragraph" style:parent-style-name="Text_20_body" style:list-style-name="L35">
      <style:paragraph-properties fo:margin-top="0cm" fo:margin-bottom="0cm" style:contextual-spacing="false"/>
    </style:style>
    <style:style style:name="P69" style:family="paragraph" style:parent-style-name="Text_20_body" style:list-style-name="L36"/>
    <style:style style:name="P70" style:family="paragraph" style:parent-style-name="Text_20_body" style:list-style-name="L36">
      <style:paragraph-properties fo:margin-top="0cm" fo:margin-bottom="0cm" style:contextual-spacing="false"/>
    </style:style>
    <style:style style:name="P71" style:family="paragraph" style:parent-style-name="Text_20_body" style:list-style-name="L37"/>
    <style:style style:name="P72" style:family="paragraph" style:parent-style-name="Text_20_body" style:list-style-name="L37">
      <style:paragraph-properties fo:margin-top="0cm" fo:margin-bottom="0cm" style:contextual-spacing="false"/>
    </style:style>
    <style:style style:name="P73" style:family="paragraph" style:parent-style-name="Text_20_body" style:list-style-name="L38"/>
    <style:style style:name="P74" style:family="paragraph" style:parent-style-name="Text_20_body" style:list-style-name="L38">
      <style:paragraph-properties fo:margin-top="0cm" fo:margin-bottom="0cm" style:contextual-spacing="false"/>
    </style:style>
    <style:style style:name="P75" style:family="paragraph" style:parent-style-name="Text_20_body" style:list-style-name="L39"/>
    <style:style style:name="P76" style:family="paragraph" style:parent-style-name="Text_20_body" style:list-style-name="L39">
      <style:paragraph-properties fo:margin-top="0cm" fo:margin-bottom="0cm" style:contextual-spacing="false"/>
    </style:style>
    <style:style style:name="P77" style:family="paragraph" style:parent-style-name="Text_20_body" style:list-style-name="L40"/>
    <style:style style:name="P78" style:family="paragraph" style:parent-style-name="Text_20_body" style:list-style-name="L40">
      <style:paragraph-properties fo:margin-top="0cm" fo:margin-bottom="0cm" style:contextual-spacing="false"/>
    </style:style>
    <style:style style:name="P79" style:family="paragraph" style:parent-style-name="Text_20_body" style:list-style-name="L41"/>
    <style:style style:name="P80" style:family="paragraph" style:parent-style-name="Text_20_body" style:list-style-name="L41">
      <style:paragraph-properties fo:margin-top="0cm" fo:margin-bottom="0cm" style:contextual-spacing="false"/>
    </style:style>
    <style:style style:name="P81" style:family="paragraph" style:parent-style-name="Text_20_body" style:list-style-name="L42"/>
    <style:style style:name="P82" style:family="paragraph" style:parent-style-name="Text_20_body" style:list-style-name="L42">
      <style:paragraph-properties fo:margin-top="0cm" fo:margin-bottom="0cm" style:contextual-spacing="false"/>
    </style:style>
    <style:style style:name="P83" style:family="paragraph" style:parent-style-name="Text_20_body" style:list-style-name="L43"/>
    <style:style style:name="P84" style:family="paragraph" style:parent-style-name="Text_20_body" style:list-style-name="L43">
      <style:paragraph-properties fo:margin-top="0cm" fo:margin-bottom="0cm" style:contextual-spacing="false"/>
    </style:style>
    <style:style style:name="P85" style:family="paragraph" style:parent-style-name="Text_20_body" style:list-style-name="L44"/>
    <style:style style:name="P86" style:family="paragraph" style:parent-style-name="Text_20_body" style:list-style-name="L44">
      <style:paragraph-properties fo:margin-top="0cm" fo:margin-bottom="0cm" style:contextual-spacing="false"/>
    </style:style>
    <style:style style:name="P87" style:family="paragraph" style:parent-style-name="Text_20_body" style:list-style-name="L45"/>
    <style:style style:name="P88" style:family="paragraph" style:parent-style-name="Text_20_body" style:list-style-name="L4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1" text:outline-level="1">KaTeX Entegre Edilmiş Web Sayfalarında KaTeX Kullanım Klavuzu </text:h>
      <text:h text:style-name="Heading_20_2" text:outline-level="2">1. Giriş</text:h>
      <text:list text:style-name="L1">
        <text:list-item>
          <text:p text:style-name="P2">KaTeX nedir? </text:p>
        </text:list-item>
        <text:list-item>
          <text:p text:style-name="P2">MathJax ile karşılaştırma </text:p>
        </text:list-item>
        <text:list-item>
          <text:p text:style-name="P1">KaTeX'in avantajları ve kullanım alanları </text:p>
        </text:list-item>
      </text:list>
      <text:h text:style-name="Heading_20_2" text:outline-level="2">2. KaTeX Kurulumu</text:h>
      <text:list text:style-name="L2">
        <text:list-item>
          <text:p text:style-name="P4">CDN üzerinden kurulum </text:p>
        </text:list-item>
        <text:list-item>
          <text:p text:style-name="P4">npm ile kurulum </text:p>
        </text:list-item>
        <text:list-item>
          <text:p text:style-name="P4">Webpack/Rollup gibi bundler'lar ile entegrasyon </text:p>
        </text:list-item>
        <text:list-item>
          <text:p text:style-name="P3">Auto-render eklentisinin kurulumu </text:p>
        </text:list-item>
      </text:list>
      <text:h text:style-name="Heading_20_2" text:outline-level="2">3. Temel KaTeX Kullanımı</text:h>
      <text:list text:style-name="L3">
        <text:list-item>
          <text:p text:style-name="P6">HTML içinde KaTeX kullanımı </text:p>
        </text:list-item>
        <text:list-item>
          <text:p text:style-name="P6">Satır içi (inline) matematik formülleri </text:p>
        </text:list-item>
        <text:list-item>
          <text:p text:style-name="P6">Blok (display) matematik formülleri </text:p>
        </text:list-item>
        <text:list-item>
          <text:p text:style-name="P6">KaTeX API'ı temel kullanımı </text:p>
        </text:list-item>
        <text:list-item>
          <text:p text:style-name="P5">Auto-render kullanımı </text:p>
        </text:list-item>
      </text:list>
      <text:h text:style-name="Heading_20_2" text:outline-level="2">4. KaTeX Sözdizimi ve Formüller</text:h>
      <text:h text:style-name="Heading_20_3" text:outline-level="3">4.1. Temel Matematiksel İşlemler</text:h>
      <text:list text:style-name="L13">
        <text:list-item>
          <text:p text:style-name="P24">Aritmetik operatörler (<text:span text:style-name="Source_20_Text">+</text:span>, <text:span text:style-name="Source_20_Text">-</text:span>, <text:span text:style-name="Source_20_Text">\times</text:span>, <text:span text:style-name="Source_20_Text">\div</text:span>, <text:span text:style-name="Source_20_Text">\cdot</text:span>) </text:p>
        </text:list-item>
        <text:list-item>
          <text:p text:style-name="P24">Eşitlik ve eşitsizlikler (<text:span text:style-name="Source_20_Text">=</text:span>, <text:span text:style-name="Source_20_Text">\neq</text:span>, <text:span text:style-name="Source_20_Text">\approx</text:span>, <text:span text:style-name="Source_20_Text">&lt;</text:span>, <text:span text:style-name="Source_20_Text">&gt;</text:span>, <text:span text:style-name="Source_20_Text">\leq</text:span>, <text:span text:style-name="Source_20_Text">\geq</text:span>) </text:p>
        </text:list-item>
        <text:list-item>
          <text:p text:style-name="P24">Grup işlemleri (<text:span text:style-name="Source_20_Text">\in</text:span>, <text:span text:style-name="Source_20_Text">\subset</text:span>, <text:span text:style-name="Source_20_Text">\cup</text:span>, <text:span text:style-name="Source_20_Text">\cap</text:span>) </text:p>
        </text:list-item>
        <text:list-item>
          <text:p text:style-name="P24">Mantık operatörleri (<text:span text:style-name="Source_20_Text">\land</text:span>, <text:span text:style-name="Source_20_Text">\lor</text:span>, <text:span text:style-name="Source_20_Text">\lnot</text:span>, <text:span text:style-name="Source_20_Text">\implies</text:span>, <text:span text:style-name="Source_20_Text">\iff</text:span>) </text:p>
        </text:list-item>
        <text:list-item>
          <text:p text:style-name="P23">Modulo ve bölünebilme işlemleri (<text:span text:style-name="Source_20_Text">\mod</text:span>, <text:span text:style-name="Source_20_Text">\bmod</text:span>, <text:span text:style-name="Source_20_Text">\pmod</text:span>) </text:p>
        </text:list-item>
      </text:list>
      <text:h text:style-name="Heading_20_3" text:outline-level="3">4.2. Kesirler ve Köklü İfadeler</text:h>
      <text:list text:style-name="L14">
        <text:list-item>
          <text:p text:style-name="P26">Basit kesirler (<text:span text:style-name="Source_20_Text">\frac{pay}{payda}</text:span>) </text:p>
        </text:list-item>
        <text:list-item>
          <text:p text:style-name="P26">İç içe kesirler </text:p>
        </text:list-item>
        <text:list-item>
          <text:p text:style-name="P26">Binomial katsayıları (<text:span text:style-name="Source_20_Text">\binom{n}{k}</text:span>) </text:p>
        </text:list-item>
        <text:list-item>
          <text:p text:style-name="P26">Kök ifadeleri (<text:span text:style-name="Source_20_Text">\sqrt{}</text:span>, <text:span text:style-name="Source_20_Text">\sqrt[n]{}</text:span>) </text:p>
        </text:list-item>
        <text:list-item>
          <text:p text:style-name="P25">Rasyonel ifadelerin formatlanması </text:p>
        </text:list-item>
      </text:list>
      <text:h text:style-name="Heading_20_3" text:outline-level="3"><text:soft-page-break/>4.3. Üsler, Alt ve Üst İndisler</text:h>
      <text:list text:style-name="L15">
        <text:list-item>
          <text:p text:style-name="P28">Üs kullanımı (<text:span text:style-name="Source_20_Text">^</text:span>), alt indis kullanımı (<text:span text:style-name="Source_20_Text">_</text:span>) </text:p>
        </text:list-item>
        <text:list-item>
          <text:p text:style-name="P28">Çoklu indisler ve gruplandırma </text:p>
        </text:list-item>
        <text:list-item>
          <text:p text:style-name="P28">Üst ve alt indislerin aynı anda kullanımı </text:p>
        </text:list-item>
        <text:list-item>
          <text:p text:style-name="P28">Özel indis karakterleri ve sembolleri </text:p>
        </text:list-item>
        <text:list-item>
          <text:p text:style-name="P27">Metin indisler (<text:span text:style-name="Source_20_Text">\text{}</text:span> içinde) </text:p>
        </text:list-item>
      </text:list>
      <text:h text:style-name="Heading_20_3" text:outline-level="3">4.4. Limitler, Toplamlar ve İntegraller</text:h>
      <text:list text:style-name="L16">
        <text:list-item>
          <text:p text:style-name="P30">Limit yazımı (<text:span text:style-name="Source_20_Text">\lim_{x \to 0}</text:span>) </text:p>
        </text:list-item>
        <text:list-item>
          <text:p text:style-name="P30">Sonsuzluk kavramı (<text:span text:style-name="Source_20_Text">\infty</text:span>) </text:p>
        </text:list-item>
        <text:list-item>
          <text:p text:style-name="P30">Toplam işaretleri (<text:span text:style-name="Source_20_Text">\sum_{i=1}^{n}</text:span>) </text:p>
        </text:list-item>
        <text:list-item>
          <text:p text:style-name="P30">Çarpım işaretleri (<text:span text:style-name="Source_20_Text">\prod_{i=1}^{n}</text:span>) </text:p>
        </text:list-item>
        <text:list-item>
          <text:p text:style-name="P30">Tekli integraller (<text:span text:style-name="Source_20_Text">\int_{a}^{b}</text:span>) </text:p>
        </text:list-item>
        <text:list-item>
          <text:p text:style-name="P30">Çoklu integraller (<text:span text:style-name="Source_20_Text">\iint</text:span>, <text:span text:style-name="Source_20_Text">\iiint</text:span>, <text:span text:style-name="Source_20_Text">\idotsint</text:span>) </text:p>
        </text:list-item>
        <text:list-item>
          <text:p text:style-name="P30">Çizgi ve yüzey integralleri (<text:span text:style-name="Source_20_Text">\oint</text:span>, <text:span text:style-name="Source_20_Text">\oiint</text:span>, <text:span text:style-name="Source_20_Text">\oiiint</text:span>) </text:p>
        </text:list-item>
        <text:list-item>
          <text:p text:style-name="P29">İntegralin farklı formları </text:p>
        </text:list-item>
      </text:list>
      <text:h text:style-name="Heading_20_3" text:outline-level="3">4.5. Trigonometrik ve Hiperbolik Fonksiyonlar</text:h>
      <text:list text:style-name="L17">
        <text:list-item>
          <text:p text:style-name="P32">Temel trigonometrik fonksiyonlar (<text:span text:style-name="Source_20_Text">\sin</text:span>, <text:span text:style-name="Source_20_Text">\cos</text:span>, <text:span text:style-name="Source_20_Text">\tan</text:span>) </text:p>
        </text:list-item>
        <text:list-item>
          <text:p text:style-name="P32">Ters trigonometrik fonksiyonlar (<text:span text:style-name="Source_20_Text">\arcsin</text:span>, <text:span text:style-name="Source_20_Text">\arccos</text:span>, <text:span text:style-name="Source_20_Text">\arctan</text:span>) </text:p>
        </text:list-item>
        <text:list-item>
          <text:p text:style-name="P32">Hiperbolik fonksiyonlar (<text:span text:style-name="Source_20_Text">\sinh</text:span>, <text:span text:style-name="Source_20_Text">\cosh</text:span>, <text:span text:style-name="Source_20_Text">\tanh</text:span>) </text:p>
        </text:list-item>
        <text:list-item>
          <text:p text:style-name="P32">Ters hiperbolik fonksiyonlar </text:p>
        </text:list-item>
        <text:list-item>
          <text:p text:style-name="P31">Trigonometrik formüller ve kimlikler yazımı </text:p>
        </text:list-item>
      </text:list>
      <text:h text:style-name="Heading_20_3" text:outline-level="3">4.6. Logaritmik ve Üstel Fonksiyonlar</text:h>
      <text:list text:style-name="L18">
        <text:list-item>
          <text:p text:style-name="P34">Logaritma fonksiyonları (<text:span text:style-name="Source_20_Text">\log</text:span>, <text:span text:style-name="Source_20_Text">\ln</text:span>, <text:span text:style-name="Source_20_Text">\lg</text:span>) </text:p>
        </text:list-item>
        <text:list-item>
          <text:p text:style-name="P34">Üstel fonksiyonlar (<text:span text:style-name="Source_20_Text">\exp</text:span>) </text:p>
        </text:list-item>
        <text:list-item>
          <text:p text:style-name="P34">Özel logaritma tabanları yazımı </text:p>
        </text:list-item>
        <text:list-item>
          <text:p text:style-name="P33">Kompleks üstel ifadeler </text:p>
        </text:list-item>
      </text:list>
      <text:h text:style-name="Heading_20_3" text:outline-level="3">4.7. Yunan Harfleri ve Matematiksel Semboller</text:h>
      <text:list text:style-name="L19">
        <text:list-item>
          <text:p text:style-name="P36">Küçük Yunan harfleri (<text:span text:style-name="Source_20_Text">\alpha</text:span>, <text:span text:style-name="Source_20_Text">\beta</text:span>, <text:span text:style-name="Source_20_Text">\gamma</text:span>, ...) </text:p>
        </text:list-item>
        <text:list-item>
          <text:p text:style-name="P36">Büyük Yunan harfleri (<text:span text:style-name="Source_20_Text">\Alpha</text:span>, <text:span text:style-name="Source_20_Text">\Beta</text:span>, <text:span text:style-name="Source_20_Text">\Gamma</text:span>, ...) </text:p>
        </text:list-item>
        <text:list-item>
          <text:p text:style-name="P36">Özel matematiksel semboller (<text:span text:style-name="Source_20_Text">\nabla</text:span>, <text:span text:style-name="Source_20_Text">\partial</text:span>, <text:span text:style-name="Source_20_Text">\ell</text:span>, <text:span text:style-name="Source_20_Text">\hbar</text:span>) </text:p>
        </text:list-item>
        <text:list-item>
          <text:p text:style-name="P36">Kaligrafi harfler (<text:span text:style-name="Source_20_Text">\mathcal{A}</text:span>) </text:p>
        </text:list-item>
        <text:list-item>
          <text:p text:style-name="P36">Fraktur harfler (<text:span text:style-name="Source_20_Text">\mathfrak{A}</text:span>) </text:p>
        </text:list-item>
        <text:list-item>
          <text:p text:style-name="P36">Script harfler (<text:span text:style-name="Source_20_Text">\mathscr{A}</text:span>) </text:p>
        </text:list-item>
        <text:list-item>
          <text:p text:style-name="P35">Blackboard bold harfler (<text:span text:style-name="Source_20_Text">\mathbb{R}</text:span>, <text:span text:style-name="Source_20_Text">\mathbb{Z}</text:span>, <text:span text:style-name="Source_20_Text">\mathbb{N}</text:span>) </text:p>
        </text:list-item>
      </text:list>
      <text:h text:style-name="Heading_20_3" text:outline-level="3">4.8. Vektörler, Matrisler ve Determinantlar</text:h>
      <text:list text:style-name="L20">
        <text:list-item>
          <text:p text:style-name="P38">Vektör gösterimi (<text:span text:style-name="Source_20_Text">\vec{v}</text:span>, <text:span text:style-name="Source_20_Text">\overrightarrow{AB}</text:span>) </text:p>
        </text:list-item>
        <text:list-item>
          <text:p text:style-name="P38">Birim vektörler (<text:span text:style-name="Source_20_Text">\hat{i}</text:span>) </text:p>
        </text:list-item>
        <text:list-item>
          <text:p text:style-name="P38"><text:soft-page-break/>Matris gösterimi (<text:span text:style-name="Source_20_Text">\begin{matrix} ... \end{matrix}</text:span>) </text:p>
        </text:list-item>
        <text:list-item>
          <text:p text:style-name="P38">Matris türleri: </text:p>
          <text:list>
            <text:list-item>
              <text:p text:style-name="P38">Parantezli matrisler (<text:span text:style-name="Source_20_Text">\begin{pmatrix} ... \end{pmatrix}</text:span>) </text:p>
            </text:list-item>
            <text:list-item>
              <text:p text:style-name="P38">Köşeli parantezli matrisler (<text:span text:style-name="Source_20_Text">\begin{bmatrix} ... \end{bmatrix}</text:span>) </text:p>
            </text:list-item>
            <text:list-item>
              <text:p text:style-name="P38">Süslü parantezli matrisler (<text:span text:style-name="Source_20_Text">\begin{Bmatrix} ... \end{Bmatrix}</text:span>) </text:p>
            </text:list-item>
            <text:list-item>
              <text:p text:style-name="P38">Düşey çizgili matrisler (<text:span text:style-name="Source_20_Text">\begin{vmatrix} ... \end{vmatrix}</text:span>) </text:p>
            </text:list-item>
            <text:list-item>
              <text:p text:style-name="P38">Çift düşey çizgili matrisler (<text:span text:style-name="Source_20_Text">\begin{Vmatrix} ... \end{Vmatrix}</text:span>) </text:p>
            </text:list-item>
          </text:list>
        </text:list-item>
        <text:list-item>
          <text:p text:style-name="P38">Determinant yazımı </text:p>
        </text:list-item>
        <text:list-item>
          <text:p text:style-name="P37">Sparse matrisler ve özel matris gösterimleri </text:p>
        </text:list-item>
      </text:list>
      <text:h text:style-name="Heading_20_3" text:outline-level="3">4.9. Aksanlar ve Dekoratörler</text:h>
      <text:list text:style-name="L21">
        <text:list-item>
          <text:p text:style-name="P40">Şapka (<text:span text:style-name="Source_20_Text">\hat{x}</text:span>, <text:span text:style-name="Source_20_Text">\widehat{xyz}</text:span>) </text:p>
        </text:list-item>
        <text:list-item>
          <text:p text:style-name="P40">Çizgi (<text:span text:style-name="Source_20_Text">\bar{x}</text:span>, <text:span text:style-name="Source_20_Text">\overline{xyz}</text:span>) </text:p>
        </text:list-item>
        <text:list-item>
          <text:p text:style-name="P40">Ok (<text:span text:style-name="Source_20_Text">\vec{x}</text:span>, <text:span text:style-name="Source_20_Text">\overrightarrow{xyz}</text:span>) </text:p>
        </text:list-item>
        <text:list-item>
          <text:p text:style-name="P40">Nokta (<text:span text:style-name="Source_20_Text">\dot{x}</text:span>, <text:span text:style-name="Source_20_Text">\ddot{x}</text:span>) </text:p>
        </text:list-item>
        <text:list-item>
          <text:p text:style-name="P40">Tilde (<text:span text:style-name="Source_20_Text">\tilde{x}</text:span>, <text:span text:style-name="Source_20_Text">\widetilde{xyz}</text:span>) </text:p>
        </text:list-item>
        <text:list-item>
          <text:p text:style-name="P40">Çember (<text:span text:style-name="Source_20_Text">\ring{x}</text:span>) </text:p>
        </text:list-item>
        <text:list-item>
          <text:p text:style-name="P40">Altçizgi ve üstçizgi (<text:span text:style-name="Source_20_Text">\underline{}</text:span>, <text:span text:style-name="Source_20_Text">\overline{}</text:span>) </text:p>
        </text:list-item>
        <text:list-item>
          <text:p text:style-name="P39">Üzeri çarpı işareti (<text:span text:style-name="Source_20_Text">\xcancel{}</text:span>, <text:span text:style-name="Source_20_Text">\bcancel{}</text:span>, <text:span text:style-name="Source_20_Text">\cancel{}</text:span>) </text:p>
        </text:list-item>
      </text:list>
      <text:h text:style-name="Heading_20_3" text:outline-level="3">4.10. Büyük Parantezler ve Ayraçlar</text:h>
      <text:list text:style-name="L22">
        <text:list-item>
          <text:p text:style-name="P42">Otomatik boyutlanan parantezler (<text:span text:style-name="Source_20_Text">\left(</text:span>, <text:span text:style-name="Source_20_Text">\right)</text:span>) </text:p>
        </text:list-item>
        <text:list-item>
          <text:p text:style-name="P42">Köşeli parantezler (<text:span text:style-name="Source_20_Text">\left[</text:span>, <text:span text:style-name="Source_20_Text">\right]</text:span>) </text:p>
        </text:list-item>
        <text:list-item>
          <text:p text:style-name="P42">Süslü parantezler (<text:span text:style-name="Source_20_Text">\left\{</text:span>, <text:span text:style-name="Source_20_Text">\right\}</text:span>) </text:p>
        </text:list-item>
        <text:list-item>
          <text:p text:style-name="P42">Açılı parantezler (<text:span text:style-name="Source_20_Text">\left\langle</text:span>, <text:span text:style-name="Source_20_Text">\right\rangle</text:span>) </text:p>
        </text:list-item>
        <text:list-item>
          <text:p text:style-name="P42">Dikey çizgiler (<text:span text:style-name="Source_20_Text">\left|</text:span>, <text:span text:style-name="Source_20_Text">\right|</text:span>) </text:p>
        </text:list-item>
        <text:list-item>
          <text:p text:style-name="P42">Çift dikey çizgiler (<text:span text:style-name="Source_20_Text">\left\|</text:span>, <text:span text:style-name="Source_20_Text">\right\|</text:span>) </text:p>
        </text:list-item>
        <text:list-item>
          <text:p text:style-name="P42">Zemin ve tavan fonksiyonları (<text:span text:style-name="Source_20_Text">\lfloor</text:span>, <text:span text:style-name="Source_20_Text">\rfloor</text:span>, <text:span text:style-name="Source_20_Text">\lceil</text:span>, <text:span text:style-name="Source_20_Text">\rceil</text:span>) </text:p>
        </text:list-item>
        <text:list-item>
          <text:p text:style-name="P41">Tek taraflı parantezler (<text:span text:style-name="Source_20_Text">.</text:span> ile eşleştirme) </text:p>
        </text:list-item>
      </text:list>
      <text:h text:style-name="Heading_20_3" text:outline-level="3">4.11. Küme ve Aralık Gösterimleri</text:h>
      <text:list text:style-name="L23">
        <text:list-item>
          <text:p text:style-name="P44">Küme oluşturma (<text:span text:style-name="Source_20_Text">\{</text:span>, <text:span text:style-name="Source_20_Text">\}</text:span>) </text:p>
        </text:list-item>
        <text:list-item>
          <text:p text:style-name="P44">Küme inşa notasyonu (<text:span text:style-name="Source_20_Text">\{ x \in X \mid P(x) \}</text:span>) </text:p>
        </text:list-item>
        <text:list-item>
          <text:p text:style-name="P44">Aralık gösterimi (<text:span text:style-name="Source_20_Text">(a,b)</text:span>, <text:span text:style-name="Source_20_Text">[a,b]</text:span>, <text:span text:style-name="Source_20_Text">(a,b]</text:span>, <text:span text:style-name="Source_20_Text">[a,b)</text:span>) </text:p>
        </text:list-item>
        <text:list-item>
          <text:p text:style-name="P44">Boş küme (<text:span text:style-name="Source_20_Text">\emptyset</text:span>, <text:span text:style-name="Source_20_Text">\varnothing</text:span>) </text:p>
        </text:list-item>
        <text:list-item>
          <text:p text:style-name="P44">Küme operatörleri (<text:span text:style-name="Source_20_Text">\cup</text:span>, <text:span text:style-name="Source_20_Text">\cap</text:span>, <text:span text:style-name="Source_20_Text">\setminus</text:span>, <text:span text:style-name="Source_20_Text">\subset</text:span>, <text:span text:style-name="Source_20_Text">\subseteq</text:span>) </text:p>
        </text:list-item>
        <text:list-item>
          <text:p text:style-name="P43">Evrensel ve varoluşsal niceleyiciler (<text:span text:style-name="Source_20_Text">\forall</text:span>, <text:span text:style-name="Source_20_Text">\exists</text:span>) </text:p>
        </text:list-item>
      </text:list>
      <text:h text:style-name="Heading_20_3" text:outline-level="3">4.12. Denklem Sistemleri ve Hizalama</text:h>
      <text:list text:style-name="L24">
        <text:list-item>
          <text:p text:style-name="P46"><text:span text:style-name="Source_20_Text">align</text:span> ve <text:span text:style-name="Source_20_Text">align*</text:span> ortamları </text:p>
        </text:list-item>
        <text:list-item>
          <text:p text:style-name="P46"><text:span text:style-name="Source_20_Text">aligned</text:span> ortamı </text:p>
        </text:list-item>
        <text:list-item>
          <text:p text:style-name="P46"><text:span text:style-name="Source_20_Text">gather</text:span> ve <text:span text:style-name="Source_20_Text">gather*</text:span> ortamları </text:p>
        </text:list-item>
        <text:list-item>
          <text:p text:style-name="P46"><text:soft-page-break/><text:span text:style-name="Source_20_Text">cases</text:span> ortamı (durum denklemleri) </text:p>
        </text:list-item>
        <text:list-item>
          <text:p text:style-name="P46"><text:span text:style-name="Source_20_Text">array</text:span> ortamı </text:p>
        </text:list-item>
        <text:list-item>
          <text:p text:style-name="P46">Denklemler arası hizalama </text:p>
        </text:list-item>
        <text:list-item>
          <text:p text:style-name="P45">Çoklu sütun formüller </text:p>
        </text:list-item>
      </text:list>
      <text:h text:style-name="Heading_20_3" text:outline-level="3">4.13. Oklar ve İlişkiler</text:h>
      <text:list text:style-name="L25">
        <text:list-item>
          <text:p text:style-name="P48">Tek yönlü oklar (<text:span text:style-name="Source_20_Text">\rightarrow</text:span>, <text:span text:style-name="Source_20_Text">\leftarrow</text:span>, <text:span text:style-name="Source_20_Text">\Rightarrow</text:span>, <text:span text:style-name="Source_20_Text">\Leftarrow</text:span>) </text:p>
        </text:list-item>
        <text:list-item>
          <text:p text:style-name="P48">Çift yönlü oklar (<text:span text:style-name="Source_20_Text">\leftrightarrow</text:span>, <text:span text:style-name="Source_20_Text">\Leftrightarrow</text:span>) </text:p>
        </text:list-item>
        <text:list-item>
          <text:p text:style-name="P48">Uzun oklar (<text:span text:style-name="Source_20_Text">\longrightarrow</text:span>, <text:span text:style-name="Source_20_Text">\longleftarrow</text:span>) </text:p>
        </text:list-item>
        <text:list-item>
          <text:p text:style-name="P48">Haritalama okları (<text:span text:style-name="Source_20_Text">\mapsto</text:span>, <text:span text:style-name="Source_20_Text">\longmapsto</text:span>) </text:p>
        </text:list-item>
        <text:list-item>
          <text:p text:style-name="P48">Üst ve alt yazılı oklar (<text:span text:style-name="Source_20_Text">\xrightarrow[altı]{üstü}</text:span>) </text:p>
        </text:list-item>
        <text:list-item>
          <text:p text:style-name="P48">İlişki sembolleri (<text:span text:style-name="Source_20_Text">\sim</text:span>, <text:span text:style-name="Source_20_Text">\approx</text:span>, <text:span text:style-name="Source_20_Text">\cong</text:span>, <text:span text:style-name="Source_20_Text">\equiv</text:span>) </text:p>
        </text:list-item>
        <text:list-item>
          <text:p text:style-name="P47">İspat ve çıkarım sembolleri (<text:span text:style-name="Source_20_Text">\vdash</text:span>, <text:span text:style-name="Source_20_Text">\models</text:span>) </text:p>
        </text:list-item>
      </text:list>
      <text:h text:style-name="Heading_20_3" text:outline-level="3">4.14. Diferansiyel ve İntegral Hesapları</text:h>
      <text:list text:style-name="L26">
        <text:list-item>
          <text:p text:style-name="P50">Diferansiyel operatörleri (<text:span text:style-name="Source_20_Text">\frac{d}{dx}</text:span>, <text:span text:style-name="Source_20_Text">\frac{\partial}{\partial x}</text:span>) </text:p>
        </text:list-item>
        <text:list-item>
          <text:p text:style-name="P50">Yüksek dereceli türevler </text:p>
        </text:list-item>
        <text:list-item>
          <text:p text:style-name="P50">Kısmi türevler ve gösterimi </text:p>
        </text:list-item>
        <text:list-item>
          <text:p text:style-name="P50">Nabla operatörü (<text:span text:style-name="Source_20_Text">\nabla</text:span>) </text:p>
        </text:list-item>
        <text:list-item>
          <text:p text:style-name="P50">Gradyen, diverjans ve rotasyonel </text:p>
        </text:list-item>
        <text:list-item>
          <text:p text:style-name="P50">Laplace ve dalga operatörleri </text:p>
        </text:list-item>
        <text:list-item>
          <text:p text:style-name="P49">Farklı integral notasyonları </text:p>
        </text:list-item>
      </text:list>
      <text:h text:style-name="Heading_20_3" text:outline-level="3">4.15. İstatistik ve Olasılık</text:h>
      <text:list text:style-name="L27">
        <text:list-item>
          <text:p text:style-name="P52">Beklenen değer (<text:span text:style-name="Source_20_Text">\mathbb{E}[X]</text:span>) </text:p>
        </text:list-item>
        <text:list-item>
          <text:p text:style-name="P52">Varyans ve standart sapma notasyonu </text:p>
        </text:list-item>
        <text:list-item>
          <text:p text:style-name="P52">Olasılık gösterimi (<text:span text:style-name="Source_20_Text">\Pr</text:span>, <text:span text:style-name="Source_20_Text">P(A|B)</text:span>) </text:p>
        </text:list-item>
        <text:list-item>
          <text:p text:style-name="P52">Faktöriyel ve kombinasyon (<text:span text:style-name="Source_20_Text">n!</text:span>, <text:span text:style-name="Source_20_Text">\binom{n}{k}</text:span>) </text:p>
        </text:list-item>
        <text:list-item>
          <text:p text:style-name="P52">İstatistiksel dağılımlar </text:p>
        </text:list-item>
        <text:list-item>
          <text:p text:style-name="P51">Rastgele değişken gösterimi </text:p>
        </text:list-item>
      </text:list>
      <text:h text:style-name="Heading_20_3" text:outline-level="3">4.16. Teoremler ve İspatlar</text:h>
      <text:list text:style-name="L28">
        <text:list-item>
          <text:p text:style-name="P54">Teoremler için yapılar </text:p>
        </text:list-item>
        <text:list-item>
          <text:p text:style-name="P54">İspat adımları </text:p>
        </text:list-item>
        <text:list-item>
          <text:p text:style-name="P54">QED sembolü (<text:span text:style-name="Source_20_Text">\Box</text:span>, <text:span text:style-name="Source_20_Text">\blacksquare</text:span>) </text:p>
        </text:list-item>
        <text:list-item>
          <text:p text:style-name="P53">Aksiyomlar ve lemma'lar için notasyon </text:p>
        </text:list-item>
      </text:list>
      <text:h text:style-name="Heading_20_3" text:outline-level="3">4.17. Fizik ve Kimya Notasyonları</text:h>
      <text:list text:style-name="L29">
        <text:list-item>
          <text:p text:style-name="P56">Fiziksel birimlerin yazımı </text:p>
        </text:list-item>
        <text:list-item>
          <text:p text:style-name="P56">Vektör ve tensör gösterimi </text:p>
        </text:list-item>
        <text:list-item>
          <text:p text:style-name="P56">Kimyasal formüller ve denklemi </text:p>
        </text:list-item>
        <text:list-item>
          <text:p text:style-name="P56">Kuantum mekanik notasyonu (Dirac notasyonu) </text:p>
        </text:list-item>
        <text:list-item>
          <text:p text:style-name="P55">Dalga fonksiyonları </text:p>
        </text:list-item>
      </text:list>
      <text:h text:style-name="Heading_20_3" text:outline-level="3"><text:soft-page-break/>4.18. Bilgisayar Bilimleri Notasyonları</text:h>
      <text:list text:style-name="L30">
        <text:list-item>
          <text:p text:style-name="P58">Algoritma karmaşıklığı (<text:span text:style-name="Source_20_Text">\mathcal{O}</text:span>, <text:span text:style-name="Source_20_Text">\Omega</text:span>, <text:span text:style-name="Source_20_Text">\Theta</text:span>) </text:p>
        </text:list-item>
        <text:list-item>
          <text:p text:style-name="P58">Lambda hesabı (<text:span text:style-name="Source_20_Text">\lambda</text:span>) </text:p>
        </text:list-item>
        <text:list-item>
          <text:p text:style-name="P58">Programlama dilleri için özel semboller </text:p>
        </text:list-item>
        <text:list-item>
          <text:p text:style-name="P57">Otomat ve dilbilgisi gösterimleri</text:p>
        </text:list-item>
      </text:list>
      <text:p text:style-name="Text_20_body"/>
      <text:h text:style-name="Heading_20_2" text:outline-level="2">5. İleri Düzey KaTeX Kullanımı</text:h>
      <text:h text:style-name="Heading_20_3" text:outline-level="3">5.1. Özel Komutlar Oluşturma (Macros)</text:h>
      <text:list text:style-name="L31">
        <text:list-item>
          <text:p text:style-name="P60">Temel macro tanımlama sözdizimi </text:p>
        </text:list-item>
        <text:list-item>
          <text:p text:style-name="P60">Parametre alan macroların tanımlanması </text:p>
        </text:list-item>
        <text:list-item>
          <text:p text:style-name="P60">Varsayılan parametreler </text:p>
        </text:list-item>
        <text:list-item>
          <text:p text:style-name="P60">Macro kapsamı yönetimi (global vs lokal) </text:p>
        </text:list-item>
        <text:list-item>
          <text:p text:style-name="P60">Macroların yeniden tanımlanması </text:p>
        </text:list-item>
        <text:list-item>
          <text:p text:style-name="P60">Karmaşık formülleri basitleştirmek için macro örnekleri </text:p>
        </text:list-item>
        <text:list-item>
          <text:p text:style-name="P60">Makro kütüphaneleri oluşturma ve yönetme </text:p>
        </text:list-item>
        <text:list-item>
          <text:p text:style-name="P59">KaTeX global makro yapılandırması </text:p>
        </text:list-item>
      </text:list>
      <text:h text:style-name="Heading_20_3" text:outline-level="3">5.2. Renklendirme ve Stillendirme</text:h>
      <text:list text:style-name="L32">
        <text:list-item>
          <text:p text:style-name="P62">Metin ve formül renklendirme (<text:span text:style-name="Source_20_Text">\color{renk}{içerik}</text:span>) </text:p>
        </text:list-item>
        <text:list-item>
          <text:p text:style-name="P62">RGB ve HEX renk kodları kullanımı </text:p>
        </text:list-item>
        <text:list-item>
          <text:p text:style-name="P62">Arka plan renklendirme (<text:span text:style-name="Source_20_Text">\colorbox{renk}{içerik}</text:span>) </text:p>
        </text:list-item>
        <text:list-item>
          <text:p text:style-name="P62">Çerçeve ekleme (<text:span text:style-name="Source_20_Text">\fbox</text:span>, <text:span text:style-name="Source_20_Text">\boxed</text:span>) </text:p>
        </text:list-item>
        <text:list-item>
          <text:p text:style-name="P62">Kalın, italik ve altı çizili metin (<text:span text:style-name="Source_20_Text">\textbf{}</text:span>, <text:span text:style-name="Source_20_Text">\textit{}</text:span>, <text:span text:style-name="Source_20_Text">\underline{}</text:span>) </text:p>
        </text:list-item>
        <text:list-item>
          <text:p text:style-name="P62">Matematiksel metinlerde stil değişiklikleri (<text:span text:style-name="Source_20_Text">\mathbf{}</text:span>, <text:span text:style-name="Source_20_Text">\mathit{}</text:span>, <text:span text:style-name="Source_20_Text">\mathsf{}</text:span>) </text:p>
        </text:list-item>
        <text:list-item>
          <text:p text:style-name="P62">Boyut değiştirme komutları (<text:span text:style-name="Source_20_Text">\tiny</text:span>, <text:span text:style-name="Source_20_Text">\small</text:span>, <text:span text:style-name="Source_20_Text">\large</text:span>, <text:span text:style-name="Source_20_Text">\huge</text:span>) </text:p>
        </text:list-item>
        <text:list-item>
          <text:p text:style-name="P62">Özel font aileleri ve stilleri </text:p>
        </text:list-item>
        <text:list-item>
          <text:p text:style-name="P61">CSS ile KaTeX stillendirme </text:p>
        </text:list-item>
      </text:list>
      <text:h text:style-name="Heading_20_3" text:outline-level="3">5.3. KaTeX Ortamları ve Hizalama</text:h>
      <text:list text:style-name="L33">
        <text:list-item>
          <text:p text:style-name="P64"><text:span text:style-name="Source_20_Text">aligned</text:span> ortamı detaylı kullanımı </text:p>
        </text:list-item>
        <text:list-item>
          <text:p text:style-name="P64"><text:span text:style-name="Source_20_Text">alignedat</text:span> ortamı ile esnek hizalama </text:p>
        </text:list-item>
        <text:list-item>
          <text:p text:style-name="P64"><text:span text:style-name="Source_20_Text">array</text:span> ortamıyla karmaşık yapılar </text:p>
        </text:list-item>
        <text:list-item>
          <text:p text:style-name="P64"><text:span text:style-name="Source_20_Text">cases</text:span> ortamı ve şartlı denklemler </text:p>
        </text:list-item>
        <text:list-item>
          <text:p text:style-name="P64"><text:span text:style-name="Source_20_Text">split</text:span> ortamı </text:p>
        </text:list-item>
        <text:list-item>
          <text:p text:style-name="P64"><text:span text:style-name="Source_20_Text">gathered</text:span> ortamı </text:p>
        </text:list-item>
        <text:list-item>
          <text:p text:style-name="P64"><text:span text:style-name="Source_20_Text">multline</text:span> benzeri uzun denklemleri bölme </text:p>
        </text:list-item>
        <text:list-item>
          <text:p text:style-name="P64"><text:span text:style-name="Source_20_Text">CD</text:span> ortamı (commutative diagrams) </text:p>
        </text:list-item>
        <text:list-item>
          <text:p text:style-name="P64">Sütun hizalamaları (<text:span text:style-name="Source_20_Text">l</text:span>, <text:span text:style-name="Source_20_Text">c</text:span>, <text:span text:style-name="Source_20_Text">r</text:span>) </text:p>
        </text:list-item>
        <text:list-item>
          <text:p text:style-name="P63">Özel hizalama karakterleri </text:p>
        </text:list-item>
      </text:list>
      <text:h text:style-name="Heading_20_3" text:outline-level="3"><text:soft-page-break/>5.4. Kimyasal Formüller ve Denklemler</text:h>
      <text:list text:style-name="L34">
        <text:list-item>
          <text:p text:style-name="P66">Kimyasal elementlerin yazımı </text:p>
        </text:list-item>
        <text:list-item>
          <text:p text:style-name="P66">Molekül formülleri oluşturma </text:p>
        </text:list-item>
        <text:list-item>
          <text:p text:style-name="P66">Kimyasal denklemlerin dengelenmesi </text:p>
        </text:list-item>
        <text:list-item>
          <text:p text:style-name="P66">İyonik bileşikler ve yükler </text:p>
        </text:list-item>
        <text:list-item>
          <text:p text:style-name="P66">İzotop gösterimi </text:p>
        </text:list-item>
        <text:list-item>
          <text:p text:style-name="P66">Yan ve üst indislerle kimyasal notasyon </text:p>
        </text:list-item>
        <text:list-item>
          <text:p text:style-name="P66">Oklar ve denge işaretleri </text:p>
        </text:list-item>
        <text:list-item>
          <text:p text:style-name="P66">Organik kimya yapıları </text:p>
        </text:list-item>
        <text:list-item>
          <text:p text:style-name="P65">Reaksiyon mekanizmaları </text:p>
        </text:list-item>
      </text:list>
      <text:h text:style-name="Heading_20_3" text:outline-level="3">5.5. Fizik Formülleri ve Sembollerinin Kullanımı</text:h>
      <text:list text:style-name="L35">
        <text:list-item>
          <text:p text:style-name="P68">SI birimleri ve ön ekleri </text:p>
        </text:list-item>
        <text:list-item>
          <text:p text:style-name="P68">Vektör ve tensör notasyonu </text:p>
        </text:list-item>
        <text:list-item>
          <text:p text:style-name="P68">Fiziksel sabitler gösterimi </text:p>
        </text:list-item>
        <text:list-item>
          <text:p text:style-name="P68">Kuantum mekanik notasyonu (braket) </text:p>
        </text:list-item>
        <text:list-item>
          <text:p text:style-name="P68">Feynman diyagramları </text:p>
        </text:list-item>
        <text:list-item>
          <text:p text:style-name="P68">Parçacık fiziği sembolleri </text:p>
        </text:list-item>
        <text:list-item>
          <text:p text:style-name="P68">Termodinamik denklemler </text:p>
        </text:list-item>
        <text:list-item>
          <text:p text:style-name="P68">Elektromanyetik formüller </text:p>
        </text:list-item>
        <text:list-item>
          <text:p text:style-name="P67">Relativistik denklemler </text:p>
        </text:list-item>
      </text:list>
      <text:h text:style-name="Heading_20_3" text:outline-level="3">5.6. Kompleks Diyagramlar ve Grafikler</text:h>
      <text:list text:style-name="L36">
        <text:list-item>
          <text:p text:style-name="P70">Commutative diyagramlar </text:p>
        </text:list-item>
        <text:list-item>
          <text:p text:style-name="P70">Ağaç yapıları </text:p>
        </text:list-item>
        <text:list-item>
          <text:p text:style-name="P70">Matris diyagramları </text:p>
        </text:list-item>
        <text:list-item>
          <text:p text:style-name="P70">Venn diyagramları </text:p>
        </text:list-item>
        <text:list-item>
          <text:p text:style-name="P70">Döngü diyagramları </text:p>
        </text:list-item>
        <text:list-item>
          <text:p text:style-name="P70">Zaman çizelgeleri </text:p>
        </text:list-item>
        <text:list-item>
          <text:p text:style-name="P70">Akış şemaları </text:p>
        </text:list-item>
        <text:list-item>
          <text:p text:style-name="P69">Koordinat sistemleri </text:p>
        </text:list-item>
      </text:list>
      <text:h text:style-name="Heading_20_3" text:outline-level="3">5.7. Numaralandırılmış Denklemler ve Referanslar</text:h>
      <text:list text:style-name="L37">
        <text:list-item>
          <text:p text:style-name="P72">Denklem numaralandırma teknikleri </text:p>
        </text:list-item>
        <text:list-item>
          <text:p text:style-name="P72">Etiketleme (<text:span text:style-name="Source_20_Text">\tag{}</text:span>) </text:p>
        </text:list-item>
        <text:list-item>
          <text:p text:style-name="P72">Etiketlere referans verme yöntemleri </text:p>
        </text:list-item>
        <text:list-item>
          <text:p text:style-name="P72">Otomatik numaralandırma sistemleri </text:p>
        </text:list-item>
        <text:list-item>
          <text:p text:style-name="P72">Alt denklem numaralandırma </text:p>
        </text:list-item>
        <text:list-item>
          <text:p text:style-name="P72">Çapraz referanslar oluşturma </text:p>
        </text:list-item>
        <text:list-item>
          <text:p text:style-name="P71">Denklem gruplarını numaralandırma </text:p>
        </text:list-item>
      </text:list>
      <text:h text:style-name="Heading_20_3" text:outline-level="3">5.8. Sayfa Düzeni ve Belge Yapısı</text:h>
      <text:list text:style-name="L38">
        <text:list-item>
          <text:p text:style-name="P74">Sayfa yapısı ve kenar boşlukları </text:p>
        </text:list-item>
        <text:list-item>
          <text:p text:style-name="P74">Çok sütunlu formüller </text:p>
        </text:list-item>
        <text:list-item>
          <text:p text:style-name="P74"><text:soft-page-break/>Bölüm ve alt bölüm yönetimi </text:p>
        </text:list-item>
        <text:list-item>
          <text:p text:style-name="P74">Sayfa sonları ve kesmeler </text:p>
        </text:list-item>
        <text:list-item>
          <text:p text:style-name="P74">Formül blokları arasında boşluk ayarlama </text:p>
        </text:list-item>
        <text:list-item>
          <text:p text:style-name="P74">İçindekiler ve dizin oluşturma </text:p>
        </text:list-item>
        <text:list-item>
          <text:p text:style-name="P73">Sayfa numaralandırma </text:p>
        </text:list-item>
      </text:list>
      <text:h text:style-name="Heading_20_3" text:outline-level="3">5.9. Teoremler, Lemma'lar ve İspatlar</text:h>
      <text:list text:style-name="L39">
        <text:list-item>
          <text:p text:style-name="P76">Teorem-benzeri yapılar tanımlama </text:p>
        </text:list-item>
        <text:list-item>
          <text:p text:style-name="P76">İspat ortamları </text:p>
        </text:list-item>
        <text:list-item>
          <text:p text:style-name="P76">Aksiyom, lemma, korollar gösterimi </text:p>
        </text:list-item>
        <text:list-item>
          <text:p text:style-name="P76">Tanımlar ve örnekler için formatlar </text:p>
        </text:list-item>
        <text:list-item>
          <text:p text:style-name="P76">Matematiksel belgelerde stil tutarlılığı </text:p>
        </text:list-item>
        <text:list-item>
          <text:p text:style-name="P75">Referanslar ve alıntılar </text:p>
        </text:list-item>
      </text:list>
      <text:h text:style-name="Heading_20_3" text:outline-level="3">5.10. Algoritma ve Pseudokod</text:h>
      <text:list text:style-name="L40">
        <text:list-item>
          <text:p text:style-name="P78">Algoritma ortamları </text:p>
        </text:list-item>
        <text:list-item>
          <text:p text:style-name="P78">Pseudokod yazım kuralları </text:p>
        </text:list-item>
        <text:list-item>
          <text:p text:style-name="P78">Akış kontrol yapıları (if-else, loops) </text:p>
        </text:list-item>
        <text:list-item>
          <text:p text:style-name="P78">Algoritma karmaşıklığı notasyonu </text:p>
        </text:list-item>
        <text:list-item>
          <text:p text:style-name="P78">Adım numaralandırma </text:p>
        </text:list-item>
        <text:list-item>
          <text:p text:style-name="P78">Fonksiyon tanımlamaları </text:p>
        </text:list-item>
        <text:list-item>
          <text:p text:style-name="P77">Input/Output gösterimi </text:p>
        </text:list-item>
      </text:list>
      <text:h text:style-name="Heading_20_3" text:outline-level="3">5.11. Gelişmiş Tablo ve Matris Yapıları</text:h>
      <text:list text:style-name="L41">
        <text:list-item>
          <text:p text:style-name="P80">Birleştirilmiş hücreler </text:p>
        </text:list-item>
        <text:list-item>
          <text:p text:style-name="P80">Çok satırlı hücreler </text:p>
        </text:list-item>
        <text:list-item>
          <text:p text:style-name="P80">Diyagonal çizgiler </text:p>
        </text:list-item>
        <text:list-item>
          <text:p text:style-name="P80">Renkli hücreler </text:p>
        </text:list-item>
        <text:list-item>
          <text:p text:style-name="P80">Blok matrisler </text:p>
        </text:list-item>
        <text:list-item>
          <text:p text:style-name="P80">Sparse matrisler </text:p>
        </text:list-item>
        <text:list-item>
          <text:p text:style-name="P80">Farklı hücre tipleri (metin, sayı, formül) </text:p>
        </text:list-item>
        <text:list-item>
          <text:p text:style-name="P79">Tablo ve matris kenar çizgileri </text:p>
        </text:list-item>
      </text:list>
      <text:h text:style-name="Heading_20_3" text:outline-level="3">5.12. Özel Semboller ve Gösterimler</text:h>
      <text:list text:style-name="L42">
        <text:list-item>
          <text:p text:style-name="P82">Müzik notasyonu </text:p>
        </text:list-item>
        <text:list-item>
          <text:p text:style-name="P82">Satranç notasyonu </text:p>
        </text:list-item>
        <text:list-item>
          <text:p text:style-name="P82">Astronomi sembolleri </text:p>
        </text:list-item>
        <text:list-item>
          <text:p text:style-name="P82">Mühendislik sembolleri </text:p>
        </text:list-item>
        <text:list-item>
          <text:p text:style-name="P82">Elektrik devre elemanları </text:p>
        </text:list-item>
        <text:list-item>
          <text:p text:style-name="P82">Dilbilimsel semboller </text:p>
        </text:list-item>
        <text:list-item>
          <text:p text:style-name="P82">Para birimleri </text:p>
        </text:list-item>
        <text:list-item>
          <text:p text:style-name="P81">Özel matematiksel semboller </text:p>
        </text:list-item>
      </text:list>
      <text:h text:style-name="Heading_20_3" text:outline-level="3"><text:soft-page-break/>5.13. Gelişmiş Font ve Tipografi Kontrolleri</text:h>
      <text:list text:style-name="L43">
        <text:list-item>
          <text:p text:style-name="P84">Matematiksel fontlar arası geçişler </text:p>
        </text:list-item>
        <text:list-item>
          <text:p text:style-name="P84">Script ve kaligrafik yazı tipleri </text:p>
        </text:list-item>
        <text:list-item>
          <text:p text:style-name="P84">Gothic ve Fraktur karakterler </text:p>
        </text:list-item>
        <text:list-item>
          <text:p text:style-name="P84">Bold semboller ve varyasyonlar </text:p>
        </text:list-item>
        <text:list-item>
          <text:p text:style-name="P84">Sans-serif ve monospace matematiksel metin </text:p>
        </text:list-item>
        <text:list-item>
          <text:p text:style-name="P84">Özel Unicode karakterleri ekleme </text:p>
        </text:list-item>
        <text:list-item>
          <text:p text:style-name="P84">Font boyutu ve hizalaması ince ayarları </text:p>
        </text:list-item>
        <text:list-item>
          <text:p text:style-name="P83">Makro kullanarak font değişiklikleri </text:p>
        </text:list-item>
      </text:list>
      <text:h text:style-name="Heading_20_3" text:outline-level="3">5.14. Dinamik İçerik ve Etkileşimli Formüller</text:h>
      <text:list text:style-name="L44">
        <text:list-item>
          <text:p text:style-name="P86">JavaScript ile formül değişimleri </text:p>
        </text:list-item>
        <text:list-item>
          <text:p text:style-name="P86">Form inputlarıyla formül güncelleme </text:p>
        </text:list-item>
        <text:list-item>
          <text:p text:style-name="P86">Hover ile açılan detaylı formüller </text:p>
        </text:list-item>
        <text:list-item>
          <text:p text:style-name="P86">Tıklanabilir formül parçaları </text:p>
        </text:list-item>
        <text:list-item>
          <text:p text:style-name="P86">Aşamalı çözüm gösterimi </text:p>
        </text:list-item>
        <text:list-item>
          <text:p text:style-name="P86">Animasyonlu formül gösterimi </text:p>
        </text:list-item>
        <text:list-item>
          <text:p text:style-name="P85">Uyarlanabilir zorluktaki matematik gösterimi </text:p>
        </text:list-item>
      </text:list>
      <text:h text:style-name="Heading_20_3" text:outline-level="3">5.15. Erişilebilirlik İyileştirmeleri</text:h>
      <text:list text:style-name="L45">
        <text:list-item>
          <text:p text:style-name="P88">Ekran okuyucular için MathML çıktısı </text:p>
        </text:list-item>
        <text:list-item>
          <text:p text:style-name="P88">Alternatif metin (alt text) ekleme </text:p>
        </text:list-item>
        <text:list-item>
          <text:p text:style-name="P88">Formül yapısını mantıksal parçalara bölme </text:p>
        </text:list-item>
        <text:list-item>
          <text:p text:style-name="P88">ARIA etiketleri ile iyileştirme </text:p>
        </text:list-item>
        <text:list-item>
          <text:p text:style-name="P88">Kontrast ve okunabilirlik kontrolü </text:p>
        </text:list-item>
        <text:list-item>
          <text:p text:style-name="P88">Klavye navigasyonu </text:p>
        </text:list-item>
        <text:list-item>
          <text:p text:style-name="P87">Büyütme ve zoom uyumluluğu</text:p>
        </text:list-item>
      </text:list>
      <text:p text:style-name="Text_20_body"/>
      <text:h text:style-name="Heading_20_2" text:outline-level="2">6. KaTeX Konfigürasyonu</text:h>
      <text:list text:style-name="L6">
        <text:list-item>
          <text:p text:style-name="P10">Hata yönetimi ve strict mode </text:p>
        </text:list-item>
        <text:list-item>
          <text:p text:style-name="P10">Output türleri (HTML, MathML) </text:p>
        </text:list-item>
        <text:list-item>
          <text:p text:style-name="P10">Özelleştirilebilir seçenekler </text:p>
        </text:list-item>
        <text:list-item>
          <text:p text:style-name="P9">Güvenlik ayarları (trust options) </text:p>
        </text:list-item>
      </text:list>
      <text:h text:style-name="Heading_20_2" text:outline-level="2">7. KaTeX'i Farklı Framework'lerle Entegre Etme</text:h>
      <text:list text:style-name="L7">
        <text:list-item>
          <text:p text:style-name="P12">React ile KaTeX kullanımı </text:p>
        </text:list-item>
        <text:list-item>
          <text:p text:style-name="P12">Vue.js ile KaTeX kullanımı </text:p>
        </text:list-item>
        <text:list-item>
          <text:p text:style-name="P12">Angular ile KaTeX kullanımı </text:p>
        </text:list-item>
        <text:list-item>
          <text:p text:style-name="P11">Next.js, Gatsby gibi SSR/SSG framework'leri ile kullanım </text:p>
        </text:list-item>
      </text:list>
      <text:h text:style-name="Heading_20_2" text:outline-level="2"><text:soft-page-break/>8. Yaygın Sorunlar ve Çözümleri</text:h>
      <text:list text:style-name="L8">
        <text:list-item>
          <text:p text:style-name="P14">Render problemleri </text:p>
        </text:list-item>
        <text:list-item>
          <text:p text:style-name="P14">Performans optimizasyonu </text:p>
        </text:list-item>
        <text:list-item>
          <text:p text:style-name="P14">Mobil cihazlarda görüntüleme sorunları </text:p>
        </text:list-item>
        <text:list-item>
          <text:p text:style-name="P13">Erişilebilirlik (accessibility) iyileştirmeleri </text:p>
        </text:list-item>
      </text:list>
      <text:h text:style-name="Heading_20_2" text:outline-level="2">9. Gerçek Dünya Uygulamaları</text:h>
      <text:list text:style-name="L9">
        <text:list-item>
          <text:p text:style-name="P16">Blog yazılarında matematik formülleri </text:p>
        </text:list-item>
        <text:list-item>
          <text:p text:style-name="P16">Eğitim platformlarında kullanım </text:p>
        </text:list-item>
        <text:list-item>
          <text:p text:style-name="P16">Bilimsel yazılar ve makaleler </text:p>
        </text:list-item>
        <text:list-item>
          <text:p text:style-name="P15">Not alma uygulamaları </text:p>
        </text:list-item>
      </text:list>
      <text:h text:style-name="Heading_20_2" text:outline-level="2">10. İpuçları ve En İyi Uygulamalar</text:h>
      <text:list text:style-name="L10">
        <text:list-item>
          <text:p text:style-name="P18">Daha hızlı yazım için kısayollar </text:p>
        </text:list-item>
        <text:list-item>
          <text:p text:style-name="P18">Karmaşık formülleri basitleştirme teknikleri </text:p>
        </text:list-item>
        <text:list-item>
          <text:p text:style-name="P18">Belgeleme ve yorum ekleme yöntemleri </text:p>
        </text:list-item>
        <text:list-item>
          <text:p text:style-name="P17">LaTeX bilgisini KaTeX'e aktarma </text:p>
        </text:list-item>
      </text:list>
      <text:h text:style-name="Heading_20_2" text:outline-level="2">11. KaTeX vs Diğer Matematik Yazım Araçları</text:h>
      <text:list text:style-name="L11">
        <text:list-item>
          <text:p text:style-name="P20">MathJax karşılaştırması (detaylı) </text:p>
        </text:list-item>
        <text:list-item>
          <text:p text:style-name="P20">LaTeX ile benzerlikler ve farklılıklar </text:p>
        </text:list-item>
        <text:list-item>
          <text:p text:style-name="P19">AsciiMath ve diğer alternatifler </text:p>
        </text:list-item>
      </text:list>
      <text:h text:style-name="Heading_20_2" text:outline-level="2">12. Gelecek Gelişmeler ve Kaynaklar</text:h>
      <text:list text:style-name="L12">
        <text:list-item>
          <text:p text:style-name="P22">KaTeX geliştirme yol haritası </text:p>
        </text:list-item>
        <text:list-item>
          <text:p text:style-name="P22">Topluluk kaynakları ve forumlar </text:p>
        </text:list-item>
        <text:list-item>
          <text:p text:style-name="P22">Yararlı eklentiler </text:p>
        </text:list-item>
        <text:list-item>
          <text:p text:style-name="P21">İleri okuma önerileri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3T23:20:06.621000000</meta:creation-date>
    <dc:date>2025-04-13T23:23:25.884000000</dc:date>
    <meta:editing-duration>PT3M19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9" meta:paragraph-count="315" meta:word-count="1560" meta:character-count="10989" meta:non-whitespace-character-count="9746"/>
  </office:meta>
</office:document-meta>
</file>